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32726"/>
    </style:style>
    <style:style style:name="T2"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陳真   |  2021.09.05 19:05   |   <text:a xlink:type="simple" xlink:href="http://palinfo.habago.org/Entry?Command=Information_PrintForum#FORUM40951"><text:span text:style-name="T1">#</text:span></text:a></text:p>
      <text:p text:style-name="P3">（續） <text:line-break/><text:line-break/>我講的西方殖民文化戰略不是一種我個人的好惡或推測，而是一種事實。 <text:line-break/><text:line-break/>你也許希望某些所謂價值判斷或文化現象是多元的，中立的，問題是，在現實上它卻不是一種中立多元的現象，而是一種戰略手段，一種帶有政治目的文化型塑。此其一。 <text:line-break/><text:line-break/>其次是集體概念與個人意念的差別。舉個例，黨外時期，國民黨經常說黨外人士是某種西方反華勢力所支撐與鼓動。我當然年幼無知，對此一指控覺得反感，更覺得荒唐，因為我僅僅只是從一種由我個人出發的立場來理解現實。這樣一種理解是荒唐的，因為它預設了一種反智的區分，亦即個人vs.集體之根本差異性，仿佛個人意念或好惡真能獨立於集體操作。 <text:line-break/><text:line-break/>退一萬步說，即便這個獨斷的區分是成立的，那也依然無損於集體操作之指控。 <text:line-break/><text:line-break/>簡單說，就算某些個人有著一種全然出自己身意念與好惡的文化選擇，選擇了所謂娘炮，集體操弄的文化戰略之存在，依然是血淋淋的醜陋現實，而這樣一種文化殖民卻不折不扣來自比方說由CIA所主導的跨國資本。 <text:line-break/><text:line-break/>因為一家三口變四口，我現在的空檔時間已經切割到以秒計算，很難有時間寫一些深入細節的東西，只能談談基本事實與概念。 <text:line-break/><text:line-break/>當我們提到這樣一些事實性的文化殖民戰略時，並不是說我們在歧視任何一種文化現象，而是說某些文化現象的氾濫並非天然，並非偶然，更非個人意念所向，而是一種精準的大資本政治操作，並且帶著特定的邪惡動機。（待續）</text:p>
      <text:p text:style-name="P2">A hsin   |  2021.09.05 18:39   |   <text:a xlink:type="simple" xlink:href="http://palinfo.habago.org/Entry?Command=Information_PrintForum#FORUM40950"><text:span text:style-name="T1">#</text:span></text:a></text:p>
      <text:p text:style-name="P4">To 梁成功: <text:line-break/>如果是因為東亞文明圈的文化基因造成， <text:line-break/>那為何早期明星都沒有這種現象， <text:line-break/>這現象很明顯是有資本和媒體帶起來的， <text:line-break/>從一開始是日本傑尼斯、韓流到全亞洲。</text:p>
      <text:p text:style-name="P2">梁成功   |  2021.09.05 17:55   |   <text:a xlink:type="simple" xlink:href="http://palinfo.habago.org/Entry?Command=Information_PrintForum#FORUM40949"><text:span text:style-name="T1">#</text:span></text:a></text:p>
      <text:p text:style-name="P3">A hsin: <text:line-break/>直到高中毕业，我从不补课，也基本不玩网游，男性的性格特征因为某些事情被摧毁但是装扮上与其他男性并没有什么不同。即使我早生几年，这些政策也并不会对我有什么打击，但是我依然不赞成这些政策。 <text:line-break/>首先谈教培行业，教培行业带来了很多问题，比如抚养成本上升、教育资源浪费、信息不对称、不利于学生全面发展等等等，因此，我认为这个产业远远超出了其合理规模。但要注意，一个产业的存在有三方面的合理性，首先是满足消费者的需要、其次是满足让劳工通过诚实劳动得到合理报酬，最后是给股份持有者提供基于财产所有权的报酬。需求方面，家庭教育投入的扩大主要缘于教育资源分配与收入分配上的不平等，在这上面，我们甚至做的连美国都不如（世界银行数据）这个问题不解决，家长不会认同这项政策。从劳动力方面来看，我国财政性教育经费占GDP的比重长期偏低，1992年提出2000年达4%的目标（个中确有体制问题在），可到了2012年才实现，此后也没有涨过，而且，教师报酬在其中占比为50%左右，是偏低的。在国家财政支出不够到位的情况下用行政手段强行打压教培行业，会直接造成几百万师范生的失业或就业困难。而且要考虑到，很多小的教培企业与行业龙头不同，它们的直接监管者是县市一级的相关部门，在家长、企业、老师愿意改换名头偷摸经营的情况下，多少地方政府愿意触这个霉头呢？（况且非法教培行业中，风险成本的提升都会分摊到家长与教师头上）。教培行业的治理应该采取以经济手段与法律手段为主，在行业内与行业外层层加码，以此才能真正解决教培及其背后的社会问题。 <text:line-break/>再说电玩，其实知乎上的很多答主已经讲得很明白了，在以前，金庸小说、斗蛐蛐、双六棋等都充当过类似的角色。应该说，异化劳动才是游戏对社会发展可能构成威胁的原因。 <text:line-break/>还有“娘炮”问题。如果我们说男性是不应该女性化的，那么女性男性化又是否不应该呢？审美上的观点不应上升为公共政策，而你用社会功利的角度为“反娘炮”辩护时，你会发现这里面必然有一种对女性的歧视。周恩来上南开时曾男扮女装，洪秀柱因性格火爆被称为“小辣椒”，可他们都算是大写的人。毛泽东等人领导下的红色军队战斗力在历史上罕有对手，靠的不是整治社会上的“娘炮”，而是靠民主，靠对人权的普遍尊重。日本靠“阳刚之气”也提升了战斗力，换来了什么？不仅占领区的人民仇恨他，甚至自己的士兵也敢怒不敢言，乃至于那些被共产党俘虏的日军士兵，无不对共产党备尽感恩。人民日报当初就发文：“我们不认同‘娘炮’‘不男不女’等带贬损性的说法。” <text:line-break/>这些现象，很多确为东亚社会特有。但除了东亚社会在资本主义世界体系中的地位之外，我认为更重要的还是东亚文明圈的文化基因。这种基因在产生一些不合理现象时也给东亚社会带来了许多红利，比如高水平人力资本，低犯罪率等。对标西方社会作评判，我个人认为没有必要。</text:p>
      <text:p text:style-name="P2">陳真   |  2021.09.05 17:27   |   <text:a xlink:type="simple" xlink:href="http://palinfo.habago.org/Entry?Command=Information_PrintForum#FORUM40948"><text:span text:style-name="T1">#</text:span></text:a></text:p>
      <text:p text:style-name="P4">亞洲男明星或偶像個個陰陰柔柔不男不女的，人們以之為時尚，一大部份是一種型塑，而非天然而成，就如同什麼天然獨一樣自欺欺人。型塑的力量來自西方對於殖民東方的一套文化戰略。 <text:line-break/><text:line-break/>有空再寫。待續。</text:p>
      <text:p text:style-name="P2">A hsin   |  2021.09.05 15:39   |   <text:a xlink:type="simple" xlink:href="http://palinfo.habago.org/Entry?Command=Information_PrintForum#FORUM40947"><text:span text:style-name="T1">#</text:span></text:a></text:p>
      <text:p text:style-name="P3">最近大陸連續出了幾個政策， <text:line-break/><text:line-break/>1.中國官方再發限娛令！杜絕「娘炮」審美、全面禁播偶像養成節目 <text:line-break/><text:a xlink:type="simple" xlink:href="https://www.gvm.com.tw/article/82139"><text:span text:style-name="T2">https://www.gvm.com.tw/article/82139</text:span></text:a> <text:line-break/>2.中國大陸教育倡「雙減」　將立法禁補習班收費 <text:line-break/><text:a xlink:type="simple" xlink:href="https://news.tvbs.com.tw/focus/1566194"><text:span text:style-name="T2">https://news.tvbs.com.tw/focus/1566194</text:span></text:a> <text:line-break/>3.陸嚴縮遊戲時間 未成年假日僅能玩一小時 <text:line-break/><text:a xlink:type="simple" xlink:href="https://ctee.com.tw/news/china/509949.html"><text:span text:style-name="T2">https://ctee.com.tw/news/china/509949.html</text:span></text:a> <text:line-break/><text:line-break/>看到很多網友罵，但覺得是德政， <text:line-break/>很多台灣人崇拜歐美，如果有在美國生活過會發現， <text:line-break/>他們的男明星不娘，小孩幾乎沒有補習，熱愛戶外勝於電玩， <text:line-break/>男明星娘化、高補習時數和電玩文化， <text:line-break/>不知為何近年會在美國爸爸底下的國家如日本、韓國、台灣很風行。 </text:p>
      <text:p text:style-name="P2">孫從輔   |  2021.09.04 06:09   |   <text:a xlink:type="simple" xlink:href="http://palinfo.habago.org/Entry?Command=Information_PrintForum#FORUM40946"><text:span text:style-name="T1">#</text:span></text:a></text:p>
      <text:p text:style-name="P4">中國大陸人口是台灣的50倍，假設相同治理水平的情形下，其社會上貪官酷吏、狗屁倒灶的事情，在數量上也應該符合某種比例，因此台灣媒體是不缺素材來醜化大陸的。明眼人應看出，如果此類新聞低於應有的比例，反而說明大陸治理能力好。大陸的媒體與網路批判社會亂象時，也不一定會考慮比例的問題，這是媒體與網路本質上的缺陷。不過我覺得這也不壞，如果能督促政府在絕對指標上改進，那就必然是治理水平的絕對進步。 <text:line-break/><text:line-break/>反倒是台灣人，不去認識真實的世界，反而自滿於生活現狀，自嗨於媒體宣傳的假象，那麼整個社會每況愈下也是可預期的。</text:p>
      <text:p text:style-name="P2">李念淨   |  2021.09.03 14:04   |   <text:a xlink:type="simple" xlink:href="http://palinfo.habago.org/Entry?Command=Information_PrintForum#FORUM40945"><text:span text:style-name="T1">#</text:span></text:a></text:p>
      <text:p text:style-name="P3">中文世界對俄羅斯與蘇聯的敘事絕大多數受到冷戰美國宣傳的影響都偏離現實許多，比方蘇聯的計劃經濟就並非是共產黨首創，而是列寧、史達林與帝俄時期的官僚集體研究而產生出來的混合物。 <text:line-break/><text:line-break/>再比方說大清洗，也並非史達林一人獨斷專行有意識下的產物，而是1920年俄國內戰的延伸，布爾什維克黨擴充太快，俄羅斯各地方勢力、階級的互相衝突，再再都促進了1937年蘇聯大清洗的程度跟深度。 <text:line-break/><text:line-break/>中國最幸運的地方，就是1950跟1980先後引進了蘇聯式及美國式的工業跟資本，尤其是1950年，史達林不惜血本，從工業專家醫學專家軍事顧問，甚至是核彈專家都派往中國。以中國人的勤奮與才智，共產黨深入基層的動員能力，中國第一次實現了真正意義上的工業化，其成就遠超國民黨宣傳的黃金十年，其廣度不亞於西歐的馬歇爾計畫，所以不能不感謝蘇聯。 <text:line-break/><text:line-break/>至於1980年的改革開放更是奇蹟了，而且中共在其中也遇到很多困難，比方官倒，比方間接導致64的88-89年價格闖關，比方90年代國企下崗，中共犯了很多錯誤，但得到的成就也非常可觀，慢慢使中國恢復到過往在世界應有的龍頭地位 <text:line-break/><text:line-break/>現在看來，中國政府在外交上的應對，在工業化及外交上先蘇後美的順序，固然有可批評的地方，但是今天換一個人，換一個執政黨，換一個做法，極大的機率達不到跟今天一樣的成就。蘇聯援助過古巴，援助過貝寧，援助過索馬利亞，援助過北韓，援助過東德，這些國家有得有失，但沒有一個國家能像中國一樣，能持之以恆地取得那麼大的成就，就是超越蘇聯這個老師 <text:line-break/><text:line-break/>西方世界今天的教育，就是把非西方國家的政治文化以及人物等等，臉譜化，妖魔化，就比方女權跟反猶，40年代前蘇聯都遠遠做得比英國美國好。今天的中國，在歐美人眼中只有兩種人，一種是被共產黨洗腦的奴隸另一種是被共產黨壓迫的受害者，他們之中沒有一個真正活生生的人。</text:p>
      <text:p text:style-name="P2">許世勤   |  2021.09.03 12:13   |   <text:a xlink:type="simple" xlink:href="http://palinfo.habago.org/Entry?Command=Information_PrintForum#FORUM40944"><text:span text:style-name="T1">#</text:span></text:a></text:p>
      <text:p text:style-name="P4">關於西安地鐵站的事件，地鐵站的官員有七人受到了當局處分， <text:line-break/>至於粗暴將女乘客拖出列車的保安則被停職。 <text:line-break/><text:line-break/>相關新聞： <text:line-break/><text:a xlink:type="simple" xlink:href="https://www.globaltimes.cn/page/202109/1233227.shtml"><text:span text:style-name="T2">https://www.globaltimes.cn/page/202109/1233227.shtml</text:span></text:a><text:span text:style-name="T2"> </text:span><text:line-break/><text:line-break/>前陣子美國司法對於在Capitol riot執法不當的警察，則是做出了不起訴處分。 <text:line-break/>其實在BLM以前，美國警察不當執法者又有多少受到處分？ <text:line-break/>即使是BLM開始並且擴大運動範圍後，美國警察的粗暴執法仍舊被輕輕放下。 <text:line-break/><text:line-break/>中國大陸當局經常強調「依法治國」，法治的原則就在一些小細節中展現。 <text:line-break/>反觀美國，不當執法一直是個重大問題，美國的政客似乎也無心於改善這些問題。 </text:p>
      <text:p text:style-name="P2">陳真   |  2021.09.03 11:47   |   <text:a xlink:type="simple" xlink:href="http://palinfo.habago.org/Entry?Command=Information_PrintForum#FORUM40943"><text:span text:style-name="T1">#</text:span></text:a></text:p>
      <text:p text:style-name="P3">最近西安地鐵站有個女乘客，不知何故，與其他乘客發生口角及肢體衝突，一個人戰好幾個，車內陷入混亂。後來，地鐵到站，保安出面，勸導不聽後，硬把她拖出車廂。拖拉的過程中扯破衣服，下半身只剩內褲，非常狼狽。 <text:line-break/><text:line-break/>我自然也不會同意這麼粗暴的保安手法，畢竟對方手無寸鐵，一個弱女子哪需要這樣對待？很多大陸網民也大表反感。 <text:line-break/><text:line-break/>可是，台灣媒體馬上大幅報導，居然一下又扯到 "體制" 問題，亦即萬惡的共產黨才會有如此 "殘暴" 的行為。可是，我想，這事若發生在美國，很可能馬上會被警察當眾開槍擊斃或勒喉勒到死，而不只是拖出車廂。這時候，台灣媒體肯定又會說西方國家法治嚴謹，公權力伸張云云。</text:p>
      <text:p text:style-name="P2">許世勤   |  2021.09.03 10:44   |   <text:a xlink:type="simple" xlink:href="http://palinfo.habago.org/Entry?Command=Information_PrintForum#FORUM40942"><text:span text:style-name="T1">#</text:span></text:a></text:p>
      <text:p text:style-name="P4">大約一個月前，河南鄭州因為暴雨，大量洪水灌入地鐵造成死亡， <text:line-break/>那個時候除了疫苗的相關新聞外，三不五時台灣的媒體都在報導鄭州水患。 <text:line-break/>台灣就在那個時候「特別」關心大陸，甚至不時有言論宣稱大陸因為「體制」的關係， <text:line-break/>所以水患才那麼嚴重。 <text:line-break/><text:line-break/>前後應該不到一個月的時間吧，現在同樣的場景發生在「紐約」， <text:line-break/>因為暴雨導致洪水灌入地鐵，目前已經造成42人喪生，台灣多數的媒體倒是靜悄悄的， <text:line-break/>也沒看見有人說美國因為「體制」的關係導致這麼嚴重的水患。 <text:line-break/>大家都說這是全球氣候變遷，這時又不是水患的問題了。 <text:line-break/><text:line-break/>諸如此類的「雙標」式自我感覺良好、報導， <text:line-break/>也包含了新冠肺炎、香港暴亂 vs. Capitol riot...等等。 <text:line-break/>想不到許多性質相同的事件竟然都在短短的時間中，分別在中國與美國上演， <text:line-break/>全世界也都明明白白地看見社會主義體制與資本主義體制在面對問題時的做法， <text:line-break/>同時也赤裸裸地展現了西方媒體是如何操作輿論、操作新聞。 </text:p>
      <text:p text:style-name="P2">許世勤   |  2021.09.03 08:50   |   <text:a xlink:type="simple" xlink:href="http://palinfo.habago.org/Entry?Command=Information_PrintForum#FORUM40941"><text:span text:style-name="T1">#</text:span></text:a></text:p>
      <text:p text:style-name="P3">如果給蘇聯統治了世界，那麼世界就會被關入鐵幕，真的嗎？ <text:line-break/>但你知道冷戰時期，蘇聯的全民醫療是世界最好的嗎？ <text:line-break/>蘇聯的崩潰並不是來自於體制的崩潰，而是誤信了美國的宣傳。 <text:line-break/>那是戰術上的失敗，但追求均富的戰略並沒有失敗。 <text:line-break/><text:line-break/>台灣不分藍綠，長期以來習慣接受美式宣傳，總以為美式民主有多麼高大上。 <text:line-break/><text:line-break/>新自由主義相當自由，財團可以告訴政府該怎麼做， <text:line-break/>軍工複合體、Big Pharma、Big Tech... <text:line-break/>只要掌握資本、控制傳媒，隨時可以遊說兩大黨做出符合自己利益的決定。 <text:line-break/><text:line-break/>你以為美國真的在意什麼人權、民主、自由？ <text:line-break/>我直接說了，美國的本質正是繼承了德國納粹、大英帝國以來的帝國主義。 <text:line-break/><text:line-break/>當一個可可工人一年的工資，竟然買不起一顆Godiva巧克力的時候， <text:line-break/>我相信自由主義確實很自由，但自由的是資本，人民則成為奴隸。 <text:line-break/><text:line-break/>不說別的，台灣這二十年來，通貨膨脹、薪資凍漲， <text:line-break/>有資本的人真的相當「自由」且透過各種合法的「民主」手段去配置資產， <text:line-break/>所以他們的資產很「民主自由」地成長了。 <text:line-break/>可是羊毛出在羊身上，資本的民主自由，來自於對一般受薪階級的剝削。 <text:line-break/>所以房奴、卡奴、車奴，各式各樣的奴隸。 <text:line-break/>隔三差五只要讓這些「奴隸」可以投個票，「奴隸們」就開心了， <text:line-break/>奴隸主繼續享用無窮無盡的資源，看著這些傻子連自己被怎麼搞的都不知道。 <text:line-break/><text:line-break/>而台灣的奴隸主，台灣的「奴隸們」以為自己選主子， <text:line-break/>結果這些「偉大的台灣人」要選個主子，主子還得去美國「面試」。 <text:line-break/><text:line-break/>如果你去過大陸，在大陸生活過，與當地人交流， <text:line-break/>只要你不是用某種有色鏡片去檢視大陸同胞，那你看到的其實就是人性。 <text:line-break/>人人都有追求幸福生活的權利，但美國的心態卻是American first， <text:line-break/>他統治世界的原則是「任何國家都不准超越美國」， <text:line-break/>所以過去有法國阿爾斯通，日本東芝，現在有中國華為。 <text:line-break/>任何經濟成長與科技進步的果實，必須「無償」奉獻給美國優先享用，豈有此理！ <text:line-break/><text:line-break/>在中國大陸，政府告訴財團應該怎麼做， <text:line-break/>漲價就該歸工、資本就該節制，這不也是三民主義中一再強調的？ <text:line-break/>任由這些有權有勢有錢的人「自由」，如同縱虎歸山， <text:line-break/>那麼普遍的人民就會變得不自由。 <text:line-break/><text:line-break/>美國過去想搞高鐵，但是在新自由主義原則下，一切產業皆私有化，最後什麼都沒搞成。 <text:line-break/>中國搞高鐵，現在中國的高鐵網是世界第一，而且還可以對外輸出。 <text:line-break/><text:line-break/>所以台灣需要的是解放，從這種美式宣傳的禁錮中被解放。 <text:line-break/>因為人民的眼睛被安上了「鐵幕」，所以你看到的蘇聯、中國、古巴就在鐵幕之中。 <text:line-break/>但我希望可以多點人擺脫鐵幕，好好去看一個又一個活生生的「人」。</text:p>
      <text:p text:style-name="P2">A hsin   |  2021.09.03 08:11   |   <text:a xlink:type="simple" xlink:href="http://palinfo.habago.org/Entry?Command=Information_PrintForum#FORUM40940"><text:span text:style-name="T1">#</text:span></text:a></text:p>
      <text:p text:style-name="P3">表面上罵「綠共」、「塔綠班」， <text:line-break/>事實上共產黨和塔利班都是美國爸爸想要你討厭的對象， <text:line-break/>這讓我覺得很多台灣人是淺碟文化，容易被媒體牽著走， <text:line-break/>這些人很多都沒有去過中國或阿富汗，也沒跟當地人聊過， <text:line-break/>沒有真正去了解，只是聽到主流聲音說不好，就認為是真的不好， <text:line-break/><text:line-break/>是不是跟從小教育有關，台灣人從小花大量時間讀書和補習， <text:line-break/>只是為了短時間內通過考試，有多少人是真的想了解學問背後的意涵， <text:line-break/>這習慣久而久之就會養成凡事都要求速效、低成本， <text:line-break/>容易被權威人士控制。</text:p>
      <text:p text:style-name="P2">陳真   |  2021.09.03 01:09   |   <text:a xlink:type="simple" xlink:href="http://palinfo.habago.org/Entry?Command=Information_PrintForum#FORUM40939"><text:span text:style-name="T1">#</text:span></text:a></text:p>
      <text:p text:style-name="P4">（再續） <text:line-break/><text:line-break/>我喜歡朋友，但不喜歡讀者，不喜歡支持者。這讓我始終很排斥成為一名公眾人物。套句R.M.RILKE的話，“所謂名聲，不過就是一切誤解的總和”。 <text:line-break/><text:line-break/>因此，朋友越多越好，至於讀者或支持者則敬謝不敏，因為他們往往只是讓我啞口無言而已。 <text:line-break/><text:line-break/>長久以來，我發現，所謂讀者是這樣一種狀況，他們並不在乎你到底在想什麼或說什麼，而只是從你的文字中挖出一些能夠迎合他的某種既定立場的表面片段。不管你寫什麼，他就只對那些能夠滿足其特定立場的東西有興趣而已。 <text:line-break/><text:line-break/>問題是，如果你不能理解某種 “世界”，你如何可能理解在那個 “世界” 底下的片語隻字？ <text:line-break/><text:line-break/>因此，當讀者們又找到另外一些與其立場不合的片段時，他們馬上就會翻臉了。 <text:line-break/><text:line-break/>姑且撇開深沈的氣味問題不談，我們就光是只談所謂政治好了。各位讀者們，難道你從未想過在你痛罵綠色是一種腦殘的顏色的同時，你的腦子其實也不太靈光，一樣是泡過水的。 <text:line-break/><text:line-break/>比方說近幾年，到處都可以聽到這樣的痛罵，痛罵民進黨很壞，簡直就是共產黨！ <text:line-break/><text:line-break/>有夠蠢吧！還會有比這更蠢的嗎？那就好像說一個人很壞，簡直比德蕾莎修女還壞；某個人好自私，根本就是個耶穌。請問有這種比喻嗎？ <text:line-break/><text:line-break/>這意味著什麼？意味著這些表面上好像跟你的立場一致的讀者們，其實跟綠色生物的基因比較接近，只是顏色不同而已。 <text:line-break/><text:line-break/>最近又有所謂 “塔綠班” 的說法，嘲諷民進黨。真的有夠腦殘。塔利班是一群具有堅定信仰並且願意以身相殉的戰士。人渣黨呢？哪來任何信念或信仰可言？這個黨基本上就是一群蟑螂，旨在到處鑽縫覓食，遇光則四散躲藏。你拿不屈不撓的福音戰士來比喻一群骯髒到不行的蟑螂，天底下有這種比喻嗎？</text:p>
      <text:p text:style-name="P2">陳真   |  2021.09.03 00:22   |   <text:a xlink:type="simple" xlink:href="http://palinfo.habago.org/Entry?Command=Information_PrintForum#FORUM40938"><text:span text:style-name="T1">#</text:span></text:a></text:p>
      <text:p text:style-name="P3">（續） <text:line-break/><text:line-break/>那些具有根本意義的東西沒有任何討論的必要。為什麼呢？因為我們並不是在闡揚任何一種觀點，而只是在陳述一種毫無爭議的基本事實基礎。以美國為首的西方血腥惡行就是這麼一回事。難道你會去討論某個人到處姦殺擄掠的行為到底對不對？ <text:line-break/><text:line-break/>我脾氣很好，幾乎是沒有脾氣的那樣一種與世無爭任勞任怨的個性。但是，有些事我是沒什麼耐性的，那就是在基本是非善惡上睜眼說瞎話我是沒法假裝配合的。比方說我沒有耐心去跟綠色生物講什麼道理，為什麼呢？因為一個黨如果無恥齷齪卑鄙貪婪到那樣一種根本喪心病狂無法無天的程度，而你居然還能視而不見繼續擁戴，那我跟你基本上已經不可能有任何溝通的必要與可能性了。 <text:line-break/><text:line-break/>為什麼呢？因為人與人之間關於道德也好、知識也罷的一切溝通，都必然必須植基於某種最基本的是非或定理，做為一切溝通的基礎。如果你連這樣一種基礎都不當一回事，一切溝通的可能性其實也就走到了盡頭。 <text:line-break/><text:line-break/>很多人很喜歡故作心胸寬大狀，把一切不是觀點的東西都講得好像只是一種見仁見智的觀點，那其實就是鬼扯蛋，睜眼說瞎話。就比方說我很樂意跟人討論數學，但是，如果你連一加一等於二在某個自然法則下的基本意義都要否認，那我不知道我還能根據什麼樣的基礎跟你討論數學。早上ㄧ加一等於三，中午居然變成五，晚上卻說是八千，隔天說一加一等於五萬才是愛台灣，他媽的跟這種人渣還能討論什麼？ <text:line-break/><text:line-break/>各位懂我的意思吧？簡單說，一切討論，一切溝通，所有觀點以及所有知識與道德，都必然必須具有某種基礎，然後才有所謂觀點可言。 <text:line-break/><text:line-break/>人渣的特徵之一就是在一切的認知基礎上睜眼說瞎話，顛倒一切是非黑白與對錯。 <text:line-break/><text:line-break/>巴勒網的前身有好幾個，包括card228。早期的那些前身不算，三、四十年前的黨外文章也不算，就只從2003年若雪遇害及美軍入侵伊拉克算起，光這18年來所累積的資料，應該也早已超過一千萬字。雖然它僅僅記錄了這個世界基本事實的九牛一毛或冰山一角，但是，只要你真的有意願了解真相，光憑著這麼一點關於基礎問題的資料，事實上也已足夠澄清那些荒唐透頂的主流命題。 <text:line-break/><text:line-break/>問題是，我可以打造一座水庫，但是你肯不肯取ㄧ瓢飲我卻無法左右。就如同阿桑吉的維基解密，揭露數千萬筆密件，但是如果你根本不當一回事，那我還能說些什麼？我總不可能扒開你的眼睛強迫你讀吧？讀不讀畢竟是你的所謂自由。你喜歡無腦地活著，我還能說些什麼呢？那畢竟是你的生命樣態，我難以置喙。 <text:line-break/><text:line-break/>可是，當你選擇以那樣一種無腦的生物狀態活在這世上時，你卻又積極表達各種蠢到爆的想法，那不是很不可思議嗎？你哪有可能還會有什麼想法呢？就好像一個人如果連ㄧ加一等於二都能鬼扯瞎掰一通，難道我還能教你微積分嗎？連加法也教不了不是嗎？也就是說，我們之間已經沒有什麼好說的了。 <text:line-break/><text:line-break/>我有很多朋友，我知道他們綠油油，我對他們的智商和道德感及美學能力感到很可悲。因此我會盡一切可能不去跟他們談論任何關於是非善惡的話題，因為我知道我們之間並不存在這方面任何溝通的可能性。如果他們硬要談，我知道這份友誼很可能就會喪失。我們只能談談天氣，談談爸爸經媽媽經，談談醫學常識，談談人際之間的八卦，如此而已。 <text:line-break/><text:line-break/>談這些當然也很有意義，但是那種感覺就好像在欺騙人一樣 ，我被迫得千方百計刻意迴避那些同樣具有深刻意義的價值問題，以免傷害了對方，以免傷害了彼此的關係。這也是為什麼我平常生活盡可能絕口不談所謂政治的原因，因為在這個被充份洗腦半個多世紀的小島上，明白人太少，知音難尋。 <text:line-break/><text:line-break/>我始終覺得，人與人之間心靈的距離不是來自階級，不是來自學經歷，不是來自任何觀點，而是來自基本的美感或氣味。所謂知音就是彼此對於美醜善惡的評價與感受具有某種深沈的相似性。 <text:line-break/><text:line-break/>我喜歡沈從文，喜歡維根斯坦，無非也只是因為他們的氣味與我相近。我跟他們彷彿呼吸著同樣的空氣。這樣一種關乎氣味的問題，當然又比政治上的基礎問題又更深刻不知道幾億萬光年了。題外話。</text:p>
      <text:p text:style-name="P2">陳真   |  2021.09.02 22:56   |   <text:a xlink:type="simple" xlink:href="http://palinfo.habago.org/Entry?Command=Information_PrintForum#FORUM40937"><text:span text:style-name="T1">#</text:span></text:a></text:p>
      <text:p text:style-name="P4">用點腦子再講話很難嗎？ <text:line-break/><text:line-break/>如果你願意告訴我你是誰，幾歲，什麼工作，教育程度，在哪工作或念書，叫什麼名字等等，讓我知道你的真實身份，我願意當你的家教，教你怎麼寫字、說話，怎麼想事情。 <text:line-break/><text:line-break/>為什麼我需要知道這些資訊呢？因為我不相信有人會有這麼蠢的想法的同時，卻又會有這麼強烈的動機想要把這麼蠢的想法不斷要張貼出來（我已經刪過很多次你的腦殘留言）。我不相信會有這種事。 <text:line-break/><text:line-break/>為什麼不可能有這種事，那就比方說我不懂電腦，但我卻愚蠢到以為自己是電腦天才或電腦大師，有可能嗎？有可能會蠢到這種地步嗎？幾乎不可能。我相信你只是故意來亂，這種行為很可恥很低能不是嗎？ <text:line-break/><text:line-break/>當然，還有一個可能性就是你也許只是個國中生或小學生。如果是這樣，那我也只能勸你回家去找你的把拔馬麻討論，請他們教教你怎麼想事情，怎麼看資料，怎麼形成觀點，怎麼表達看法。</text:p>
      <text:p text:style-name="P2">陳湯   |  2021.09.02 21:10   |   <text:a xlink:type="simple" xlink:href="http://palinfo.habago.org/Entry?Command=Information_PrintForum#FORUM40936"><text:span text:style-name="T1">#</text:span></text:a></text:p>
      <text:p text:style-name="P3">抱歉 有冒犯敬請見諒....不過美國有萬般不是 總比讓蘇聯與納粹統治世界好吧?美國充其量是讓大家經濟發展的同時上繳通貨膨脹稅 鑄幣稅 付費給美國金融機構 充當美國的加油站 蘇聯統治世界的話 我們三餐不繼還要感謝無產階級工人祖國 納粹統治世界.....有命當奴隸就該偷笑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